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style:font-name-asian="Segoe UI" style:font-size-asian="8.5pt" style:font-name-complex="Segoe UI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6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966</text:span></text:p>
            <text:p text:style-name="P1"><text:span text:style-name="T2">“</text:span><text:span text:style-name="T2">Before You, Lord, We Bow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863cm">
          <draw:text-box>
            <text:p text:style-name="P1"><text:span text:style-name="T3">1. </text:span><text:span text:style-name="T4">Before You, Lord, we bow,</text:span><text:span text:style-name="T4"><text:line-break/></text:span><text:span text:style-name="T4">Our God who reigns above</text:span><text:span text:style-name="T4"><text:line-break/></text:span><text:span text:style-name="T4">And rules the world below,</text:span><text:span text:style-name="T4"><text:line-break/></text:span><text:span text:style-name="T4">Boundless in pow’r and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892cm" svg:height="7.011cm" svg:x="1.524cm" svg:y="0.508cm">
          <draw:text-box>
            <text:p text:style-name="P1"><text:span text:style-name="T4">Our thanks we bring</text:span><text:span text:style-name="T4"><text:line-break/></text:span><text:span text:style-name="T4">In joy and praise,</text:span><text:span text:style-name="T4"><text:line-break/></text:span><text:span text:style-name="T4">Our hearts we raise</text:span><text:span text:style-name="T4"><text:line-break/></text:span><text:span text:style-name="T4">To You, our 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892cm" svg:height="7.011cm" svg:x="1.524cm" svg:y="0.826cm">
          <draw:text-box>
            <text:p text:style-name="P1"><text:span text:style-name="T3">2. </text:span><text:span text:style-name="T4">The nation You have blest</text:span><text:span text:style-name="T4"><text:line-break/></text:span><text:span text:style-name="T4">May well Your love declare,</text:span><text:span text:style-name="T4"><text:line-break/></text:span><text:span text:style-name="T4">From foes and fears at rest,</text:span><text:span text:style-name="T4"><text:line-break/></text:span><text:span text:style-name="T4">Protected by Your ca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892cm" svg:height="7.011cm" svg:x="1.524cm" svg:y="0.762cm">
          <draw:text-box>
            <text:p text:style-name="P1"><text:span text:style-name="T4">For this bright day,</text:span><text:span text:style-name="T4"><text:line-break/></text:span><text:span text:style-name="T4">For this fair land—</text:span><text:span text:style-name="T4"><text:line-break/></text:span><text:span text:style-name="T4">Gifts of Your hand—</text:span><text:span text:style-name="T4"><text:line-break/></text:span><text:span text:style-name="T4">Our thanks we p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892cm" svg:height="7.011cm" svg:x="1.778cm" svg:y="0.762cm">
          <draw:text-box>
            <text:p text:style-name="P1"><text:span text:style-name="T3">3. </text:span><text:span text:style-name="T4">May ev’ry mountain height,</text:span><text:span text:style-name="T4"><text:line-break/></text:span><text:span text:style-name="T4">Each vale and forest green,</text:span><text:span text:style-name="T4"><text:line-break/></text:span><text:span text:style-name="T4">Shine in Your Word’s pure light,</text:span><text:span text:style-name="T4"><text:line-break/></text:span><text:span text:style-name="T4">And its rich fruits be see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4" draw:layer="layout" svg:width="24.892cm" svg:height="7.011cm" svg:x="1.524cm" svg:y="0.695cm">
          <draw:text-box>
            <text:p text:style-name="P1"><text:span text:style-name="T4">May ev’ry tongue</text:span><text:span text:style-name="T4"><text:line-break/></text:span><text:span text:style-name="T4">Be tuned to praise</text:span><text:span text:style-name="T4"><text:line-break/></text:span><text:span text:style-name="T4">And join to raise</text:span><text:span text:style-name="T4"><text:line-break/></text:span><text:span text:style-name="T4">A grateful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4" draw:layer="layout" svg:width="24.892cm" svg:height="7.011cm" svg:x="1.524cm" svg:y="0.762cm">
          <draw:text-box>
            <text:p text:style-name="P1"><text:span text:style-name="T3">4. </text:span><text:span text:style-name="T4">Earth, hear your Maker’s voice;</text:span><text:span text:style-name="T4"><text:line-break/></text:span><text:span text:style-name="T4">Your great Redeemer own;</text:span><text:span text:style-name="T4"><text:line-break/></text:span><text:span text:style-name="T4">Believe, obey, rejoice,</text:span><text:span text:style-name="T4"><text:line-break/></text:span><text:span text:style-name="T4">And worship Him al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5" draw:layer="layout" svg:width="24.892cm" svg:height="7.011cm" svg:x="1.524cm" svg:y="0.508cm">
          <draw:text-box>
            <text:p text:style-name="P1"><text:span text:style-name="T4">Cast down your pride,</text:span><text:span text:style-name="T4"><text:line-break/></text:span><text:span text:style-name="T4">Your sin deplore,</text:span></text:p>
            <text:p text:style-name="P1"><text:span text:style-name="T4">And bow before</text:span><text:span text:style-name="T4"><text:line-break/></text:span><text:span text:style-name="T4">The Cruc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3" draw:text-style-name="P4" draw:layer="layout" svg:width="24.892cm" svg:height="7.011cm" svg:x="1.524cm" svg:y="0.875cm">
          <draw:text-box>
            <text:p text:style-name="P1"><text:span text:style-name="T3">5. </text:span><text:span text:style-name="T4">And when in pow’r He comes,</text:span><text:span text:style-name="T4"><text:line-break/></text:span><text:span text:style-name="T4">Oh, may our native land</text:span><text:span text:style-name="T4"><text:line-break/></text:span><text:span text:style-name="T4">From all its rending tombs</text:span><text:span text:style-name="T4"><text:line-break/></text:span><text:span text:style-name="T4">Send forth a glorious b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4" draw:text-style-name="P7" draw:layer="layout" svg:width="24.892cm" svg:height="10.671cm" svg:x="1.524cm" svg:y="0.917cm">
          <draw:text-box>
            <text:p text:style-name="P1"><text:span text:style-name="T4">A countless throng,</text:span><text:span text:style-name="T4"><text:line-break/></text:span><text:span text:style-name="T4">With joy to sing</text:span><text:span text:style-name="T4"><text:line-break/></text:span><text:span text:style-name="T4">To heav’n’s high King</text:span><text:span text:style-name="T4"><text:line-break/></text:span><text:span text:style-name="T4">Salvation’s song!</text:span></text:p>
            <text:p text:style-name="P6"><text:span text:style-name="T5"/></text:p>
            <text:p text:style-name="P6"><text:span text:style-name="T5"><text:s text:c="11"/></text:span><text:span text:style-name="T6"><text:s/></text:span><text:span text:style-name="T6">Public domain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2:32:23.898000000</meta:creation-date>
    <dc:date>2019-01-20T12:36:13.344000000</dc:date>
    <meta:editing-duration>PT25M47S</meta:editing-duration>
    <meta:editing-cycles>14</meta:editing-cycles>
    <meta:generator>LibreOffice/6.1.3.2$Windows_X86_64 LibreOffice_project/86daf60bf00efa86ad547e59e09d6bb77c699acb</meta:generator>
    <meta:document-statistic meta:object-count="186"/>
  </office:meta>
</office:document-meta>
</file>